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.5cm" svg:y="2cm">
          <text:p text:style-name="P1">(-1,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4cm" svg:y="2cm">
          <text:p text:style-name="P1">(0,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.5cm" svg:y="2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.5cm" svg:y="4.5cm">
          <text:p text:style-name="P1">(-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4cm" svg:y="4.5cm">
          <text:p text:style-name="P1">(0, 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.5cm" svg:y="4.5cm">
          <text:p text:style-name="P1">(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.5cm" svg:y="7cm">
          <text:p text:style-name="P1">(-1,-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4cm" svg:y="7cm">
          <text:p text:style-name="P1">(0,-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.5cm" svg:y="7cm">
          <text:p text:style-name="P1">(1,-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4.5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7cm" svg:y="6cm">
          <text:p text:style-name="P1">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31T22:42:38</meta:creation-date>
    <dc:date>2009-10-31T22:54:21</dc:date>
    <meta:editing-duration>PT00H11M43S</meta:editing-duration>
    <meta:editing-cycles>1</meta:editing-cycles>
    <meta:document-statistic meta:object-count="12"/>
    <meta:generator>OpenOffice.org/3.0$Linux OpenOffice.org_project/300m15$Build-9379</meta:generator>
  </office:meta>
</office:document-meta>
</file>